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P1" style:family="paragraph" style:parent-style-name="Standard">
      <style:paragraph-properties fo:margin-left="0cm" fo:margin-right="0cm" fo:margin-top="0cm" fo:margin-bottom="0cm" style:contextual-spacing="false" fo:text-indent="0cm" style:auto-text-indent="false"/>
    </style:style>
    <style:style style:name="P2" style:family="paragraph" style:parent-style-name="Standard">
      <style:paragraph-properties fo:margin-left="0cm" fo:margin-right="0cm" fo:margin-top="0cm" fo:margin-bottom="0cm" style:contextual-spacing="false" fo:orphans="2" fo:widows="2" fo:text-indent="0cm" style:auto-text-indent="false"/>
    </style:style>
    <style:style style:name="P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3ea6ff" loext:opacity="100%" style:font-name="Roboto" fo:font-size="10.5pt" fo:letter-spacing="normal" fo:font-style="normal" fo:font-weight="normal" fo:background-color="#ffffff" loext:padding="0cm" loext:border="none"/>
    </style:style>
    <style:style style:name="P4" style:family="paragraph" style:parent-style-name="Text_20_body">
      <style:text-properties officeooo:rsid="000ffa24" officeooo:paragraph-rsid="00144e3c"/>
    </style:style>
    <style:style style:name="T1" style:family="text">
      <style:text-properties fo:font-variant="normal" fo:text-transform="none" style:font-name="Roboto" fo:font-size="10.5pt" fo:letter-spacing="normal" fo:font-style="normal" fo:font-weight="normal" fo:background-color="#ffffff" loext:char-shading-value="0" loext:padding="0cm" loext:border="none"/>
    </style:style>
    <style:style style:name="T2"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fo:background-color="#ffffff" loext:char-shading-value="0" loext:padding="0cm" loext:border="none"/>
    </style:style>
    <style:style style:name="T3" style:family="text">
      <style:text-properties fo:font-variant="normal" fo:text-transform="none" fo:letter-spacing="normal" fo:background-color="#ffffff" loext:char-shading-value="0" loext:padding="0cm" loext:border="none"/>
    </style:style>
    <style:style style:name="T4" style:family="text">
      <style:text-properties fo:font-variant="normal" fo:text-transform="none" fo:color="#3ea6ff" loext:opacity="100%" style:text-line-through-style="none" style:text-line-through-type="none" style:font-name="Roboto" fo:font-size="10.5pt" fo:letter-spacing="normal" fo:font-style="normal" style:text-underline-style="none" fo:font-weight="normal" style:text-blinking="false" fo:background-color="transparent" loext:char-shading-value="0" loext:padding="0cm" loext:border="none"/>
    </style:style>
    <style:style style:name="T5" style:family="text">
      <style:text-properties fo:color="#ffffff" loext:opacity="100%" fo:background-color="transparent" loext:char-shading-value="0" loext:padding="0cm" loext:border="none"/>
    </style:style>
    <style:style style:name="T6" style:family="text">
      <style:text-properties fo:color="#3ea6ff" loext:opacity="100%" style:text-line-through-style="none" style:text-line-through-type="none" style:text-underline-style="none" style:text-blinking="false" fo:background-color="transparent" loext:char-shading-value="0" loext:padding="0cm" loext:border="none"/>
    </style:style>
    <style:style style:name="Sect1" style:family="section">
      <style:section-properties fo:background-color="transparent"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hanaya Bazaar</text:p>
      <text:p text:style-name="P4"/>
      <text:p text:style-name="P4"><text:a xlink:type="simple" xlink:href="http://shanaya.great-site.net/?i=1" text:style-name="Internet_20_link" text:visited-style-name="Visited_20_Internet_20_Link">http://shanaya.great-site.net/?i=1</text:a></text:p>
      <text:p text:style-name="P4"/>
      <text:p text:style-name="Text_20_body">Buy with intention, live with purpose</text:p>
      <text:p text:style-name="Standard"/>
      <text:p text:style-name="P2"><text:span text:style-name="T1">Learn how to build your eCommerce website in 2022 🎬 𝗧𝗮𝗯𝗹𝗲 𝗼𝗳 𝗖𝗼𝗻𝘁𝗲𝗻𝘁𝘀 </text:span><text:a xlink:type="simple" xlink:href="https://www.youtube.com/watch?v=tKwPzva-tOc&amp;t=0s" text:style-name="Internet_20_link" text:visited-style-name="Visited_20_Internet_20_Link"><text:span text:style-name="T2">0:00</text:span></text:a><text:span text:style-name="T3"> </text:span><text:span text:style-name="T1">Intro </text:span><text:a xlink:type="simple" xlink:href="https://www.youtube.com/watch?v=tKwPzva-tOc&amp;t=28s" text:style-name="Internet_20_link" text:visited-style-name="Visited_20_Internet_20_Link"><text:span text:style-name="T2">0:28</text:span></text:a><text:span text:style-name="T3"> </text:span><text:span text:style-name="T1">Choose Your Website Name </text:span><text:a xlink:type="simple" xlink:href="https://www.youtube.com/watch?v=tKwPzva-tOc&amp;t=72s" text:style-name="Internet_20_link" text:visited-style-name="Visited_20_Internet_20_Link"><text:span text:style-name="T2">1:12</text:span></text:a><text:span text:style-name="T3"> </text:span><text:span text:style-name="T1">Get Hosting &amp; Domain </text:span><text:a xlink:type="simple" xlink:href="https://www.youtube.com/watch?v=tKwPzva-tOc&amp;t=238s" text:style-name="Internet_20_link" text:visited-style-name="Visited_20_Internet_20_Link"><text:span text:style-name="T2">3:58</text:span></text:a><text:span text:style-name="T3"> </text:span><text:span text:style-name="T1">Login to your website </text:span><text:a xlink:type="simple" xlink:href="https://www.youtube.com/watch?v=tKwPzva-tOc&amp;t=360s" text:style-name="Internet_20_link" text:visited-style-name="Visited_20_Internet_20_Link"><text:span text:style-name="T2">6:00</text:span></text:a><text:span text:style-name="T3"> </text:span><text:span text:style-name="T1">Install a Theme &amp; Choose Design </text:span><text:a xlink:type="simple" xlink:href="https://www.youtube.com/watch?v=tKwPzva-tOc&amp;t=571s" text:style-name="Internet_20_link" text:visited-style-name="Visited_20_Internet_20_Link"><text:span text:style-name="T2">9:31</text:span></text:a><text:span text:style-name="T3"> </text:span><text:span text:style-name="T1">Delete all Sample Products </text:span><text:a xlink:type="simple" xlink:href="https://www.youtube.com/watch?v=tKwPzva-tOc&amp;t=625s" text:style-name="Internet_20_link" text:visited-style-name="Visited_20_Internet_20_Link"><text:span text:style-name="T2">10:25</text:span></text:a><text:span text:style-name="T3"> </text:span><text:span text:style-name="T1">Add your Own Product </text:span><text:a xlink:type="simple" xlink:href="https://www.youtube.com/watch?v=tKwPzva-tOc&amp;t=737s" text:style-name="Internet_20_link" text:visited-style-name="Visited_20_Internet_20_Link"><text:span text:style-name="T2">12:17</text:span></text:a><text:span text:style-name="T3"> </text:span><text:span text:style-name="T1">Change your Currency </text:span><text:a xlink:type="simple" xlink:href="https://www.youtube.com/watch?v=tKwPzva-tOc&amp;t=801s" text:style-name="Internet_20_link" text:visited-style-name="Visited_20_Internet_20_Link"><text:span text:style-name="T2">13:21</text:span></text:a><text:span text:style-name="T3"> </text:span><text:span text:style-name="T1">Setup Payment Method </text:span><text:a xlink:type="simple" xlink:href="https://www.youtube.com/watch?v=tKwPzva-tOc&amp;t=1247s" text:style-name="Internet_20_link" text:visited-style-name="Visited_20_Internet_20_Link"><text:span text:style-name="T2">20:47</text:span></text:a><text:span text:style-name="T3"> </text:span><text:span text:style-name="T1">To Change the look of your Website 📌 𝗙𝗼𝗹𝗹𝗼𝘄 𝘁𝗵𝗲𝘀𝗲 𝘀𝗶𝗺𝗽𝗹𝗲 𝘀𝘁𝗲𝗽𝘀 👉 Part 1: Launch your WordPress Website Step 1: Choose Your Website Name Go to ➜ </text:span><text:a xlink:type="simple" xlink:href="https://www.youtube.com/redirect?event=video_description&amp;redir_token=QUFFLUhqa2ZUX0w0eUczb3dhTVVqTVZYTmZOTlRSY2kwZ3xBQ3Jtc0trRjV6bjc2eFpwVjZuS3lzYzZhUk56WkNWS1VsR2RHNGlTNVBUSnlvNFFYM1E5OWlCX0hUdE5jU1dxRkwwSW92NF9ROTNJN1B5dkVjRjFWYTlab293RmVUNWV6UUZVaVBtbkZTeVVQLTR5VjNMYTFpaw&amp;q=https%3A%2F%2Fvisit.websitelearners.com%2Fecomvideo21&amp;v=tKwPzva-tOc" office:target-frame-name="_blank" xlink:show="new" text:style-name="Internet_20_link" text:visited-style-name="Visited_20_Internet_20_Link"><text:span text:style-name="T2">https://visit.websitelearners.com/eco...</text:span></text:a></text:p>
      <text:section text:style-name="Sect1" text:name="0DE9E47C-871A-4F90-8440-B190C216800A_57">
        <text:p text:style-name="P2"/>
      </text:section>
      <text:p text:style-name="P2"><text:span text:style-name="T1">enter the name &amp; check availability’. Step 2: Get Hosting &amp; Domain Click ‘Add to Cart’ &amp; ‘Continue’, and make purchase. 👉 Part 2: Start Building your Ecommerce site Step 1: Login to your website To login, type your site’s address &amp; add “/login” And enter your login details Step 2: Install a theme in WordPress Go to Dashboard ► Appearance ► Themes ► Add New Theme Find the perfect theme for your WordPress website, we recommend ‘Astra To choose design, click ‘Get Started’ Choose page builder, to help you edit your design, we recommend “Elementor” 👉 Part 3: Setup your Ecommerce site Step 1: Delete all sample products Go to dashboard ► products’, click ‘Move to Trash &amp; Apply’. Step 2: Add your own product. Go to products ► add new’ And then enter the product details And then click ‘Set Product Image’ Step 3: Change your Currency. Go to Dashboard ► WooCommerce ► Settings Choose your currency &amp; click ‘save changes’. Step 4: Setup Payment Method. Create Stripe Account ➜ </text:span><text:a xlink:type="simple" xlink:href="https://www.youtube.com/redirect?event=video_description&amp;redir_token=QUFFLUhqbUU5eDhHZlRZRjNPTmdxZzdZY1BTWFVGSGxad3xBQ3Jtc0trQU9OZVl2d3hYZ1FoYkdxUjc0U010cGxHYmV0Q25VRHQxZE53aTdDbnhfdkVwTVpLX1dNd2lOeDdpLTgwV0p5a2l3bkkwRFpsTk9zSTJVdS1RT1Z2aFRXMWZBQ200RWY5bng2bXNsWHkzdW1LUWRuSQ&amp;q=https%3A%2F%2Fstripe.com%2Fin&amp;v=tKwPzva-tOc" office:target-frame-name="_blank" xlink:show="new" text:style-name="Internet_20_link" text:visited-style-name="Visited_20_Internet_20_Link"><text:span text:style-name="T2">https://stripe.com/in</text:span></text:a></text:p>
      <text:section text:style-name="Sect1" text:name="0DE9E47C-871A-4F90-8440-B190C216800A_58">
        <text:p text:style-name="P2"/>
      </text:section>
      <text:p text:style-name="P2"><text:span text:style-name="T1">To connect your stripe account with your website, Install stripe plugin, click ‘settings’ and add the API keys. When a Customer buy a product, they receive emails about their order &amp; login details of their account. 👉 Part 4: How to change the look of your Website? Go to the page &amp; click ‘Edit with Elementor.’ Just select the text, and then add your own content. To change the logo or menu section, click the ‘Customize’ option. So this how you can build your Ecommerce site.</text:span> </text:p>
      <text:p text:style-name="P2"/>
      <text:p text:style-name="P2"/>
      <text:p text:style-name="P2"/>
      <text:p text:style-name="P2"/>
      <text:p text:style-name="P2"/>
      <text:p text:style-name="P2"/>
      <text:p text:style-name="P2"/>
      <text:p text:style-name="P2"/>
      <text:p text:style-name="P2"/>
      <text:p text:style-name="P2"><text:span text:style-name="T5">Building an eCommerce website using WordPress and WooCommerce plugins is super easy. No coding knowledge is required at all. 🔥 Download the Local server: </text:span><text:a xlink:type="simple" xlink:href="https://www.youtube.com/redirect?event=video_description&amp;redir_token=QUFFLUhqbDVvdWl4YTdfVDZXX1JxQVZNMXJtME9rU0ZPd3xBQ3Jtc0ttb01mNUVSamd5RWhERzlPS3Uzcm5FSGdfaEEzV2pwWTFaa1NnXy1uNHdkT3I3NW42QmRxVWo1TTFHcFpHSWh3YzVQMVN5UUZWVTJZdnBnWFlyeU8tQW9pN2hBaGhyai1BbG1zUXhtVU95d1VDMl9law&amp;q=https%3A%2F%2Fwebsoftglobal.com%2Ffree-local-server-for-wordpress-website%2F&amp;v=8brwB7NdscU" office:target-frame-name="_blank" xlink:show="new" text:style-name="Internet_20_link" text:visited-style-name="Visited_20_Internet_20_Link"><text:span text:style-name="T6">https://websoftglobal.com/free-local-...</text:span></text:a></text:p>
      <text:section text:style-name="Sect1" text:name="0DE9E47C-871A-4F90-8440-B190C216800A_123">
        <text:p text:style-name="P1"/>
      </text:section>
      <text:p text:style-name="P1"><text:span text:style-name="T5">🔥 Join my 7 Days YouTube Course: </text:span><text:a xlink:type="simple" xlink:href="https://www.youtube.com/redirect?event=video_description&amp;redir_token=QUFFLUhqa1ZfTEtKVEVlc004dUMtTk5RaW53WFpzR3dNUXxBQ3Jtc0tuekdoMDJSbGcxOHhTR092aDY1dmw4dGNjc1I0N0F3QkdmdnBrc3NpRnZTdzJOTmtQMlE2RVZsVThadldHTlREcjJKX3hQaVZJQXdwOVctalZMVmJMMFdTdVI0OGg1RVRvNjBaaDJ3T0FGd2dpNzA3Zw&amp;q=https%3A%2F%2Fwpclasslive.com%2Fyoutube-course&amp;v=8brwB7NdscU" office:target-frame-name="_blank" xlink:show="new" text:style-name="Internet_20_link" text:visited-style-name="Visited_20_Internet_20_Link"><text:span text:style-name="T6">https://wpclasslive.com/youtube-course</text:span></text:a></text:p>
      <text:section text:style-name="Sect1" text:name="0DE9E47C-871A-4F90-8440-B190C216800A_124">
        <text:p text:style-name="P1"/>
      </text:section>
      <text:p text:style-name="P1"><text:span text:style-name="T5">✅ Download the XStore theme: </text:span><text:a xlink:type="simple" xlink:href="https://www.youtube.com/redirect?event=video_description&amp;redir_token=QUFFLUhqbm9CYVdGS0NQUVRka3pMWWFmdjJheGFtT2hBUXxBQ3Jtc0ttTlNodWd5c0d1TW92N0E0MFZ3ekFaWWdJM3ByYnk3QlFOOUVxZ2t6RWlmR2t3NHMzZ2ZXbG9UZXkzak1mVExqb25DY29kcDVPUXFxcUdHeFRCUjVpc21WVU5IcXpTV3JIV2FDckpCNXFnMXVUMVNtVQ&amp;q=https%3A%2F%2Fbit.ly%2F3hewHb7&amp;v=8brwB7NdscU" office:target-frame-name="_blank" xlink:show="new" text:style-name="Internet_20_link" text:visited-style-name="Visited_20_Internet_20_Link"><text:span text:style-name="T6">https://bit.ly/3hewHb7</text:span></text:a></text:p>
      <text:section text:style-name="Sect1" text:name="0DE9E47C-871A-4F90-8440-B190C216800A_125">
        <text:p text:style-name="P1"/>
      </text:section>
      <text:p text:style-name="P1"><text:span text:style-name="T5">🎁 10% OFF with Hostinger: </text:span><text:a xlink:type="simple" xlink:href="https://www.youtube.com/redirect?event=video_description&amp;redir_token=QUFFLUhqazd6LXdJb1pSZ1h0TUY0elBWZkRoOUZCYVhaQXxBQ3Jtc0ttdml1N2E4ZDQyRmt4VElMTUpxN2VIZVVIUS1WZU5hazk1MDFQNmtMOURmcjltTFJDM0RZNlJ6TGVzWGVnQURXZnI5QUItRmhiaTRiZXdMY1NOZFluVzY0T2h2YnRMS0dnaU9rZkxxOW00aFA2U21FSQ&amp;q=https%3A%2F%2Fsaddamkassim.com%2Fhostinger&amp;v=8brwB7NdscU" office:target-frame-name="_blank" xlink:show="new" text:style-name="Internet_20_link" text:visited-style-name="Visited_20_Internet_20_Link"><text:span text:style-name="T6">https://saddamkassim.com/hostinger</text:span></text:a></text:p>
      <text:section text:style-name="Sect1" text:name="0DE9E47C-871A-4F90-8440-B190C216800A_126">
        <text:p text:style-name="P1"/>
      </text:section>
      <text:p text:style-name="P2"><text:span text:style-name="T5">Coupon Code: SADDAM7 Send the snapshot to this email: dnd.pagebuilder@gmail.com 14 Days WordPress Course: </text:span><text:a xlink:type="simple" xlink:href="https://www.youtube.com/redirect?event=video_description&amp;redir_token=QUFFLUhqa1kxVUVPQnludG5EcHllcGhhNmN4YmNiY29KUXxBQ3Jtc0tuT2h1LS15ZjNpQTFLOGNFOFhHekhQS1RrM3pSNUt3bjM2SWNVcUhvZEFncnByakotcXNCenowMXNaNmdMUXJYaVNUQUg0LTZpbEhMZUc3aXNUQndBamd5UGQ2dUZIYzlMVXVGajV3QTBISG1IbXdvYw&amp;q=https%3A%2F%2Fwpclasslive.com%2Fwpyt&amp;v=8brwB7NdscU" office:target-frame-name="_blank" xlink:show="new" text:style-name="Internet_20_link" text:visited-style-name="Visited_20_Internet_20_Link"><text:span text:style-name="T4">https://wpclasslive.com/wpyt</text:span></text:a></text:p>
      <text:p text:style-name="P3"><text:soft-page-break/></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2T12:25:22.905000000</meta:creation-date>
    <dc:date>2024-07-04T21:33:07.506000000</dc:date>
    <meta:editing-duration>PT44M55S</meta:editing-duration>
    <meta:editing-cycles>2</meta:editing-cycles>
    <meta:generator>LibreOffice/24.2.4.2$Windows_X86_64 LibreOffice_project/51a6219feb6075d9a4c46691dcfe0cd9c4fff3c2</meta:generator>
    <meta:document-statistic meta:table-count="0" meta:image-count="0" meta:object-count="0" meta:page-count="2" meta:paragraph-count="11" meta:word-count="413" meta:character-count="2574" meta:non-whitespace-character-count="2171"/>
  </office:meta>
</office:document-meta>
</file>